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Код</text:p>
          </table:table-cell>
          <table:table-cell table:style-name="ce7" office:value-type="string" calcext:value-type="string">
            <text:p>Наименование</text:p>
          </table:table-cell>
          <table:table-cell table:style-name="ce1" office:value-type="string" calcext:value-type="string">
            <text:p>ЕдХран</text:p>
          </table:table-cell>
          <table:table-cell table:style-name="ce1" office:value-type="string" calcext:value-type="string">
            <text:p>Произв</text:p>
          </table:table-cell>
          <table:table-cell table:style-name="ce7" office:value-type="string" calcext:value-type="string">
            <text:p>Опис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Перчатки винил/нитрил чёрные, 100шт</text:p>
          </table:table-cell>
          <table:table-cell table:style-name="ce2" office:value-type="string" calcext:value-type="string">
            <text:p>пара</text:p>
          </table:table-cell>
          <table:table-cell table:style-name="ce2" office:value-type="string" calcext:value-type="string">
            <text:p>нет данных</text:p>
          </table:table-cell>
          <table:table-cell table:style-name="ce8" office:value-type="string" calcext:value-type="string">
            <text:p>Предназначены как для медицинского, так и для домашнего использования. Устойчивы к проколам, прочные на растяжение. Рекомендованы для проведения косметических процедур, для работ, где возможен контакт с пищевой продукцией и для применения в хозяйственной деятельности.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ПОЛОТЕНЦА ОДНОРАЗОВЫЕ СПАНЛЕЙС (35Х70 СМ), 50 ШТ.</text:p>
          </table:table-cell>
          <table:table-cell table:style-name="ce2" office:value-type="string" calcext:value-type="string">
            <text:p>пачка</text:p>
          </table:table-cell>
          <table:table-cell table:style-name="ce2" office:value-type="string" calcext:value-type="string">
            <text:p>нет данных</text:p>
          </table:table-cell>
          <table:table-cell table:style-name="ce8" office:value-type="string" calcext:value-type="string">
            <text:p>Одноразовые полотенца из спанлейса ежедневно используются в индустрии красоты, здоровья и спорта. Спанлейс – это синтетический материал, получающийся в результате сцепления волокон с помощью водяного пара. При производстве этого материала не применяется какой-либо клей, таким образом, полотенца из спанлейса прекрасно впитывают влагу.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Простыни в рулоне 80х200см, 100шт.</text:p>
          </table:table-cell>
          <table:table-cell table:style-name="ce2" office:value-type="string" calcext:value-type="string">
            <text:p>рулон</text:p>
          </table:table-cell>
          <table:table-cell table:style-name="ce2" office:value-type="string" calcext:value-type="string">
            <text:p>нет данных</text:p>
          </table:table-cell>
          <table:table-cell table:style-name="ce10" office:value-type="string" calcext:value-type="string">
            <text:p>Медицинские одноразовые простыни в рулоне из современного трехслойного нетканого полотна СМС. В отличие от спанбонда полотно СМС обеспечивает гораздо более высокие защитно-барьерные свойства, оно антистатично, и более прочное нежели традиционный спанбонд. В рулоне 100 простыней плотностью 10 - 12 грамм. 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Накидка парикмахерская двусторонняя, цвет серебристый/чёрный</text:p>
          </table:table-cell>
          <table:table-cell table:style-name="ce2" office:value-type="string" calcext:value-type="string">
            <text:p>штука</text:p>
          </table:table-cell>
          <table:table-cell table:style-name="ce2" office:value-type="string" calcext:value-type="string">
            <text:p>нет данных</text:p>
          </table:table-cell>
          <table:table-cell table:style-name="ce8" office:value-type="string" calcext:value-type="string">
            <text:p>Цвет Золотистый Длина, см 17</text:p>
          </table:table-cell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Маникюрная подставка для рук</text:p>
          </table:table-cell>
          <table:table-cell table:style-name="ce2" office:value-type="string" calcext:value-type="string">
            <text:p>штука</text:p>
          </table:table-cell>
          <table:table-cell table:style-name="ce2" office:value-type="string" calcext:value-type="string">
            <text:p>Китай</text:p>
          </table:table-cell>
          <table:table-cell table:style-name="ce8" office:value-type="string" calcext:value-type="string">
            <text:p>Подставки выполнены из плотного качественного кожзама, на металлических ножках. Данная подставка <text:s/>легко вмещает под собой стандартный пылесос и высокую лампу.</text:p>
          </table:table-cell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Салфетки 5x5, 400 штук</text:p>
          </table:table-cell>
          <table:table-cell table:style-name="ce2" office:value-type="string" calcext:value-type="string">
            <text:p>пачка</text:p>
          </table:table-cell>
          <table:table-cell table:style-name="ce2" office:value-type="string" calcext:value-type="string">
            <text:p>нет данных</text:p>
          </table:table-cell>
          <table:table-cell table:style-name="ce10" office:value-type="string" calcext:value-type="string">
            <text:p>Одноразовые отлично впитывающие салфетки из нетканого полотна спанлейс. Оптимальный выбор для мастеров, ценящих качество и комфорт в работе. В упаковке четыре стопки, каждая по 100 салфеток (400 штук). </text:p>
          </table:table-cell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Бумага под воротник Eurostil</text:p>
          </table:table-cell>
          <table:table-cell table:style-name="ce2" office:value-type="string" calcext:value-type="string">
            <text:p>рулон</text:p>
          </table:table-cell>
          <table:table-cell table:style-name="ce2" office:value-type="string" calcext:value-type="string">
            <text:p>Китай</text:p>
          </table:table-cell>
          <table:table-cell table:style-name="ce10" office:value-type="string" calcext:value-type="string">
            <text:p>Бумага под воротник применяется мастерами в салонах для защиты одежды клиента. </text:p>
          </table:table-cell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Пластиковый шпатель для масок</text:p>
          </table:table-cell>
          <table:table-cell table:style-name="ce2" office:value-type="string" calcext:value-type="string">
            <text:p>штука</text:p>
          </table:table-cell>
          <table:table-cell table:style-name="ce2" office:value-type="string" calcext:value-type="string">
            <text:p>нет данных</text:p>
          </table:table-cell>
          <table:table-cell table:style-name="ce10" office:value-type="string" calcext:value-type="string">
            <text:p>Пластиковый шпатель для нанесения масок на лицо и тело. Гибкий и многоразовый. Отлично подходит для смешивания. 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Набор для окрашивания волос 3 предмета Мой мир</text:p>
          </table:table-cell>
          <table:table-cell table:style-name="ce2" office:value-type="string" calcext:value-type="string">
            <text:p>штука</text:p>
          </table:table-cell>
          <table:table-cell table:style-name="ce2" office:value-type="string" calcext:value-type="string">
            <text:p>нет данных</text:p>
          </table:table-cell>
          <table:table-cell table:style-name="ce10" office:value-type="string" calcext:value-type="string">
            <text:p>Если Вы задумали изменить образ, подарив волосам новый оттенок, то набор для окрашивания обязательно вам пригодится. В набор входит ёмкость для разведения краски и 2 кисти для тщательного прокрашивания волос. 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7:39:20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8:21:47.671000000</dc:date>
    <meta:editing-duration>PT12M31S</meta:editing-duration>
    <meta:editing-cycles>6</meta:editing-cycles>
    <meta:generator>LibreOffice/7.3.0.3$Windows_X86_64 LibreOffice_project/0f246aa12d0eee4a0f7adcefbf7c878fc2238db3</meta:generator>
    <meta:document-statistic meta:table-count="1" meta:cell-count="50" meta:object-count="0"/>
  </office:meta>
</office:document-meta>
</file>